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rsid="00028364" officeooo:paragraph-rsid="00028364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093035"/>
    </style:style>
    <style:style style:name="P3" style:family="paragraph" style:parent-style-name="Text_20_body" style:list-style-name="L1">
      <style:paragraph-properties fo:margin-top="0cm" fo:margin-bottom="0cm" style:contextual-spacing="false"/>
      <style:text-properties officeooo:rsid="00028364"/>
    </style:style>
    <style:style style:name="P4" style:family="paragraph" style:parent-style-name="Text_20_body" style:list-style-name="L2">
      <style:paragraph-properties fo:margin-top="0cm" fo:margin-bottom="0cm" style:contextual-spacing="false"/>
      <style:text-properties officeooo:rsid="00028364" officeooo:paragraph-rsid="00028364"/>
    </style:style>
    <style:style style:name="P5" style:family="paragraph" style:parent-style-name="Text_20_body" style:list-style-name="L2">
      <style:paragraph-properties fo:margin-top="0cm" fo:margin-bottom="0cm" style:contextual-spacing="false"/>
      <style:text-properties fo:font-weight="bold" officeooo:rsid="00028364" officeooo:paragraph-rsid="00028364" style:font-weight-asian="bold" style:font-weight-complex="bold"/>
    </style:style>
    <style:style style:name="P6" style:family="paragraph" style:parent-style-name="Text_20_body" style:list-style-name="L6">
      <style:paragraph-properties fo:margin-top="0cm" fo:margin-bottom="0cm" style:contextual-spacing="false"/>
      <style:text-properties fo:font-weight="bold" officeooo:rsid="000abcf0" officeooo:paragraph-rsid="000abcf0" style:font-weight-asian="bold" style:font-weight-complex="bold"/>
    </style:style>
    <style:style style:name="P7" style:family="paragraph" style:parent-style-name="Text_20_body" style:list-style-name="L2">
      <style:paragraph-properties fo:margin-top="0cm" fo:margin-bottom="0cm" style:contextual-spacing="false"/>
      <style:text-properties fo:font-weight="normal" officeooo:rsid="0002da0b" officeooo:paragraph-rsid="0002da0b" style:font-weight-asian="normal" style:font-weight-complex="normal"/>
    </style:style>
    <style:style style:name="P8" style:family="paragraph" style:parent-style-name="Text_20_body" style:list-style-name="L2">
      <style:paragraph-properties fo:margin-top="0cm" fo:margin-bottom="0cm" style:contextual-spacing="false"/>
      <style:text-properties style:text-underline-style="solid" style:text-underline-width="auto" style:text-underline-color="font-color" fo:font-weight="bold" officeooo:rsid="00028364" officeooo:paragraph-rsid="00028364" style:font-weight-asian="bold" style:font-weight-complex="bold"/>
    </style:style>
    <style:style style:name="P9" style:family="paragraph" style:parent-style-name="Text_20_body" style:list-style-name="L4">
      <style:paragraph-properties fo:margin-top="0cm" fo:margin-bottom="0cm" style:contextual-spacing="false"/>
      <style:text-properties style:text-underline-style="solid" style:text-underline-width="auto" style:text-underline-color="font-color" fo:font-weight="bold" officeooo:rsid="00064d6c" officeooo:paragraph-rsid="00064d6c" style:font-weight-asian="bold" style:font-weight-complex="bold"/>
    </style:style>
    <style:style style:name="P10" style:family="paragraph" style:parent-style-name="Text_20_body" style:list-style-name="L2">
      <style:paragraph-properties fo:margin-top="0cm" fo:margin-bottom="0cm" style:contextual-spacing="false"/>
      <style:text-properties fo:font-style="italic" style:text-underline-style="none" fo:font-weight="normal" officeooo:rsid="00028364" officeooo:paragraph-rsid="00028364" style:font-style-asian="italic" style:font-weight-asian="normal" style:font-style-complex="italic" style:font-weight-complex="normal"/>
    </style:style>
    <style:style style:name="P11" style:family="paragraph" style:parent-style-name="Text_20_body" style:list-style-name="L2">
      <style:paragraph-properties fo:margin-top="0cm" fo:margin-bottom="0cm" style:contextual-spacing="false"/>
      <style:text-properties fo:font-style="italic" style:text-underline-style="none" fo:font-weight="normal" officeooo:rsid="0004dd2f" officeooo:paragraph-rsid="0004dd2f" style:font-style-asian="italic" style:font-weight-asian="normal" style:font-style-complex="italic" style:font-weight-complex="normal"/>
    </style:style>
    <style:style style:name="P12" style:family="paragraph" style:parent-style-name="Text_20_body" style:list-style-name="L3">
      <style:paragraph-properties fo:margin-top="0cm" fo:margin-bottom="0cm" style:contextual-spacing="false"/>
      <style:text-properties fo:font-style="italic" style:text-underline-style="none" fo:font-weight="normal" officeooo:rsid="0004dd2f" officeooo:paragraph-rsid="0004dd2f" style:font-style-asian="italic" style:font-weight-asian="normal" style:font-style-complex="italic" style:font-weight-complex="normal"/>
    </style:style>
    <style:style style:name="P13" style:family="paragraph" style:parent-style-name="Text_20_body" style:list-style-name="L2">
      <style:paragraph-properties fo:margin-top="0cm" fo:margin-bottom="0cm" style:contextual-spacing="false"/>
      <style:text-properties fo:font-style="italic" style:text-underline-style="none" fo:font-weight="normal" officeooo:rsid="00093035" officeooo:paragraph-rsid="00093035" style:font-style-asian="italic" style:font-weight-asian="normal" style:font-style-complex="italic" style:font-weight-complex="normal"/>
    </style:style>
    <style:style style:name="P14" style:family="paragraph" style:parent-style-name="Text_20_body" style:list-style-name="L4">
      <style:paragraph-properties fo:margin-top="0cm" fo:margin-bottom="0cm" style:contextual-spacing="false"/>
      <style:text-properties fo:font-style="italic" style:text-underline-style="none" fo:font-weight="normal" officeooo:rsid="00074f1a" officeooo:paragraph-rsid="00074f1a" style:font-style-asian="italic" style:font-weight-asian="normal" style:font-style-complex="italic" style:font-weight-complex="normal"/>
    </style:style>
    <style:style style:name="P15" style:family="paragraph" style:parent-style-name="Text_20_body" style:list-style-name="L4">
      <style:paragraph-properties fo:margin-top="0cm" fo:margin-bottom="0cm" style:contextual-spacing="false"/>
      <style:text-properties fo:font-style="italic" style:text-underline-style="none" fo:font-weight="normal" officeooo:rsid="00064d6c" officeooo:paragraph-rsid="00064d6c" style:font-style-asian="italic" style:font-weight-asian="normal" style:font-style-complex="italic" style:font-weight-complex="normal"/>
    </style:style>
    <style:style style:name="P16" style:family="paragraph" style:parent-style-name="Text_20_body" style:list-style-name="L4">
      <style:paragraph-properties fo:margin-top="0cm" fo:margin-bottom="0cm" style:contextual-spacing="false"/>
      <style:text-properties fo:font-style="italic" style:text-underline-style="none" fo:font-weight="normal" officeooo:rsid="0008a2e0" officeooo:paragraph-rsid="0008a2e0" style:font-style-asian="italic" style:font-weight-asian="normal" style:font-style-complex="italic" style:font-weight-complex="normal"/>
    </style:style>
    <style:style style:name="P17" style:family="paragraph" style:parent-style-name="Text_20_body" style:list-style-name="L6">
      <style:paragraph-properties fo:margin-top="0cm" fo:margin-bottom="0cm" style:contextual-spacing="false"/>
      <style:text-properties fo:font-style="italic" style:text-underline-style="none" fo:font-weight="normal" officeooo:rsid="000abcf0" officeooo:paragraph-rsid="000abcf0" style:font-style-asian="italic" style:font-weight-asian="normal" style:font-style-complex="italic" style:font-weight-complex="normal"/>
    </style:style>
    <style:style style:name="P18" style:family="paragraph" style:parent-style-name="Text_20_body" style:list-style-name="L6">
      <style:paragraph-properties fo:margin-top="0cm" fo:margin-bottom="0cm" style:contextual-spacing="false" fo:text-align="start" style:justify-single-word="false"/>
      <style:text-properties fo:font-style="italic" style:text-underline-style="none" fo:font-weight="normal" officeooo:rsid="000e1301" officeooo:paragraph-rsid="000e1301" style:font-style-asian="italic" style:font-weight-asian="normal" style:font-style-complex="italic" style:font-weight-complex="normal"/>
    </style:style>
    <style:style style:name="P19" style:family="paragraph" style:parent-style-name="Text_20_body" style:list-style-name="L2">
      <style:paragraph-properties fo:margin-top="0cm" fo:margin-bottom="0cm" style:contextual-spacing="false"/>
      <style:text-properties fo:font-style="italic" style:text-underline-style="solid" style:text-underline-width="auto" style:text-underline-color="font-color" fo:font-weight="bold" officeooo:rsid="000371f4" officeooo:paragraph-rsid="0004dd2f" style:font-style-asian="italic" style:font-weight-asian="bold" style:font-style-complex="italic" style:font-weight-complex="bold"/>
    </style:style>
    <style:style style:name="P20" style:family="paragraph" style:parent-style-name="Text_20_body" style:list-style-name="L2">
      <style:paragraph-properties fo:margin-top="0cm" fo:margin-bottom="0cm" style:contextual-spacing="false"/>
      <style:text-properties fo:font-style="italic" style:text-underline-style="solid" style:text-underline-width="auto" style:text-underline-color="font-color" fo:font-weight="bold" officeooo:rsid="0004dd2f" officeooo:paragraph-rsid="0004dd2f" style:font-style-asian="italic" style:font-weight-asian="bold" style:font-style-complex="italic" style:font-weight-complex="bold"/>
    </style:style>
    <style:style style:name="P21" style:family="paragraph" style:parent-style-name="Text_20_body" style:list-style-name="L4">
      <style:paragraph-properties fo:margin-top="0cm" fo:margin-bottom="0cm" style:contextual-spacing="false"/>
      <style:text-properties fo:font-style="italic" style:text-underline-style="solid" style:text-underline-width="auto" style:text-underline-color="font-color" fo:font-weight="bold" officeooo:rsid="0008a2e0" officeooo:paragraph-rsid="0008a2e0" style:font-style-asian="italic" style:font-weight-asian="bold" style:font-style-complex="italic" style:font-weight-complex="bold"/>
    </style:style>
    <style:style style:name="P22" style:family="paragraph" style:parent-style-name="Text_20_body" style:list-style-name="L5">
      <style:paragraph-properties fo:margin-top="0cm" fo:margin-bottom="0cm" style:contextual-spacing="false"/>
      <style:text-properties fo:font-style="italic" officeooo:rsid="000e1301" officeooo:paragraph-rsid="000e1301" style:font-style-asian="italic" style:font-style-complex="italic"/>
    </style:style>
    <style:style style:name="P23" style:family="paragraph" style:parent-style-name="Text_20_body" style:list-style-name="L2">
      <style:paragraph-properties fo:margin-top="0cm" fo:margin-bottom="0cm" style:contextual-spacing="false"/>
      <style:text-properties fo:font-style="normal" style:text-underline-style="none" fo:font-weight="normal" officeooo:rsid="00030e34" officeooo:paragraph-rsid="00030e34" style:font-style-asian="normal" style:font-weight-asian="normal" style:font-style-complex="normal" style:font-weight-complex="normal"/>
    </style:style>
    <style:style style:name="P24" style:family="paragraph" style:parent-style-name="Text_20_body" style:list-style-name="L2">
      <style:paragraph-properties fo:margin-top="0cm" fo:margin-bottom="0cm" style:contextual-spacing="false"/>
      <style:text-properties fo:font-style="normal" style:text-underline-style="none" fo:font-weight="normal" officeooo:rsid="00028364" officeooo:paragraph-rsid="00028364" style:font-style-asian="normal" style:font-weight-asian="normal" style:font-style-complex="normal" style:font-weight-complex="normal"/>
    </style:style>
    <style:style style:name="P25" style:family="paragraph" style:parent-style-name="Text_20_body" style:list-style-name="L2">
      <style:paragraph-properties fo:margin-top="0cm" fo:margin-bottom="0cm" style:contextual-spacing="false"/>
      <style:text-properties fo:font-style="normal" style:text-underline-style="none" fo:font-weight="normal" officeooo:rsid="000371f4" officeooo:paragraph-rsid="000371f4" style:font-style-asian="normal" style:font-weight-asian="normal" style:font-style-complex="normal" style:font-weight-complex="normal"/>
    </style:style>
    <style:style style:name="P26" style:family="paragraph" style:parent-style-name="Text_20_body" style:list-style-name="L2">
      <style:paragraph-properties fo:margin-top="0cm" fo:margin-bottom="0cm" style:contextual-spacing="false"/>
      <style:text-properties fo:font-style="normal" style:text-underline-style="none" fo:font-weight="normal" officeooo:rsid="0004dd2f" officeooo:paragraph-rsid="0004dd2f" style:font-style-asian="normal" style:font-weight-asian="normal" style:font-style-complex="normal" style:font-weight-complex="normal"/>
    </style:style>
    <style:style style:name="P27" style:family="paragraph" style:parent-style-name="Text_20_body" style:list-style-name="L3">
      <style:paragraph-properties fo:margin-top="0cm" fo:margin-bottom="0cm" style:contextual-spacing="false"/>
      <style:text-properties fo:font-style="normal" style:text-underline-style="none" fo:font-weight="normal" officeooo:rsid="0004dd2f" officeooo:paragraph-rsid="0004dd2f" style:font-style-asian="normal" style:font-weight-asian="normal" style:font-style-complex="normal" style:font-weight-complex="normal"/>
    </style:style>
    <style:style style:name="P28" style:family="paragraph" style:parent-style-name="Text_20_body" style:list-style-name="L4">
      <style:paragraph-properties fo:margin-top="0cm" fo:margin-bottom="0cm" style:contextual-spacing="false"/>
      <style:text-properties fo:font-style="normal" style:text-underline-style="none" fo:font-weight="normal" officeooo:rsid="00074f1a" officeooo:paragraph-rsid="00074f1a" style:font-style-asian="normal" style:font-weight-asian="normal" style:font-style-complex="normal" style:font-weight-complex="normal"/>
    </style:style>
    <style:style style:name="P29" style:family="paragraph" style:parent-style-name="Text_20_body" style:list-style-name="L4">
      <style:paragraph-properties fo:margin-top="0cm" fo:margin-bottom="0cm" style:contextual-spacing="false"/>
      <style:text-properties fo:font-style="normal" style:text-underline-style="none" fo:font-weight="normal" officeooo:rsid="0008a2e0" officeooo:paragraph-rsid="0008a2e0" style:font-style-asian="normal" style:font-weight-asian="normal" style:font-style-complex="normal" style:font-weight-complex="normal"/>
    </style:style>
    <style:style style:name="P30" style:family="paragraph" style:parent-style-name="Text_20_body" style:list-style-name="L6">
      <style:paragraph-properties fo:margin-top="0cm" fo:margin-bottom="0cm" style:contextual-spacing="false"/>
      <style:text-properties fo:font-style="normal" style:text-underline-style="none" fo:font-weight="normal" officeooo:rsid="000abcf0" officeooo:paragraph-rsid="000abcf0" style:font-style-asian="normal" style:font-weight-asian="normal" style:font-style-complex="normal" style:font-weight-complex="normal"/>
    </style:style>
    <style:style style:name="P31" style:family="paragraph" style:parent-style-name="Text_20_body" style:list-style-name="L6">
      <style:paragraph-properties fo:margin-top="0cm" fo:margin-bottom="0cm" style:contextual-spacing="false"/>
      <style:text-properties fo:font-style="normal" style:text-underline-style="none" fo:font-weight="normal" officeooo:rsid="000e1301" officeooo:paragraph-rsid="000e1301" style:font-style-asian="normal" style:font-weight-asian="normal" style:font-style-complex="normal" style:font-weight-complex="normal"/>
    </style:style>
    <style:style style:name="P32" style:family="paragraph" style:parent-style-name="Text_20_body" style:list-style-name="L2">
      <style:paragraph-properties fo:margin-top="0cm" fo:margin-bottom="0cm" style:contextual-spacing="false"/>
      <style:text-properties fo:font-style="normal" style:text-underline-style="solid" style:text-underline-width="auto" style:text-underline-color="font-color" fo:font-weight="bold" officeooo:rsid="000371f4" officeooo:paragraph-rsid="000371f4" style:font-style-asian="normal" style:font-weight-asian="bold" style:font-style-complex="normal" style:font-weight-complex="bold"/>
    </style:style>
    <style:style style:name="P33" style:family="paragraph" style:parent-style-name="Text_20_body" style:list-style-name="L2">
      <style:paragraph-properties fo:margin-top="0cm" fo:margin-bottom="0cm" style:contextual-spacing="false"/>
      <style:text-properties fo:font-style="normal" style:text-underline-style="solid" style:text-underline-width="auto" style:text-underline-color="font-color" fo:font-weight="bold" officeooo:rsid="0004dd2f" officeooo:paragraph-rsid="0004dd2f" style:font-style-asian="normal" style:font-weight-asian="bold" style:font-style-complex="normal" style:font-weight-complex="bold"/>
    </style:style>
    <style:style style:name="P34" style:family="paragraph" style:parent-style-name="Text_20_body" style:list-style-name="L3">
      <style:paragraph-properties fo:margin-top="0cm" fo:margin-bottom="0cm" style:contextual-spacing="false"/>
      <style:text-properties fo:font-style="normal" style:text-underline-style="solid" style:text-underline-width="auto" style:text-underline-color="font-color" fo:font-weight="bold" officeooo:rsid="0004dd2f" officeooo:paragraph-rsid="0004dd2f" style:font-style-asian="normal" style:font-weight-asian="bold" style:font-style-complex="normal" style:font-weight-complex="bold"/>
    </style:style>
    <style:style style:name="P35" style:family="paragraph" style:parent-style-name="Text_20_body" style:list-style-name="L6">
      <style:paragraph-properties fo:margin-top="0cm" fo:margin-bottom="0cm" style:contextual-spacing="false"/>
      <style:text-properties fo:font-style="normal" style:text-underline-style="solid" style:text-underline-width="auto" style:text-underline-color="font-color" fo:font-weight="bold" officeooo:rsid="000abcf0" officeooo:paragraph-rsid="000abcf0" style:font-style-asian="normal" style:font-weight-asian="bold" style:font-style-complex="normal" style:font-weight-complex="bold"/>
    </style:style>
    <style:style style:name="P36" style:family="paragraph" style:parent-style-name="Text_20_body" style:list-style-name="L6">
      <style:paragraph-properties fo:margin-top="0cm" fo:margin-bottom="0cm" style:contextual-spacing="false" fo:text-align="start" style:justify-single-word="false"/>
      <style:text-properties fo:font-style="normal" style:text-underline-style="solid" style:text-underline-width="auto" style:text-underline-color="font-color" fo:font-weight="bold" officeooo:rsid="000e1301" officeooo:paragraph-rsid="000e1301" style:font-style-asian="normal" style:font-weight-asian="bold" style:font-style-complex="normal" style:font-weight-complex="bold"/>
    </style:style>
    <style:style style:name="P37" style:family="paragraph" style:parent-style-name="Text_20_body" style:list-style-name="L4">
      <style:paragraph-properties fo:margin-top="0cm" fo:margin-bottom="0cm" style:contextual-spacing="false"/>
      <style:text-properties officeooo:rsid="0004dd2f" officeooo:paragraph-rsid="0004dd2f"/>
    </style:style>
    <style:style style:name="P38" style:family="paragraph" style:parent-style-name="Text_20_body" style:list-style-name="L4">
      <style:paragraph-properties fo:margin-top="0cm" fo:margin-bottom="0cm" style:contextual-spacing="false"/>
      <style:text-properties officeooo:rsid="00064d6c" officeooo:paragraph-rsid="00064d6c"/>
    </style:style>
    <style:style style:name="P39" style:family="paragraph" style:parent-style-name="Text_20_body" style:list-style-name="L5">
      <style:paragraph-properties fo:margin-top="0cm" fo:margin-bottom="0cm" style:contextual-spacing="false"/>
      <style:text-properties officeooo:paragraph-rsid="00093035"/>
    </style:style>
    <style:style style:name="P40" style:family="paragraph" style:parent-style-name="Heading_20_1">
      <style:text-properties officeooo:paragraph-rsid="0002da0b"/>
    </style:style>
    <style:style style:name="P41" style:family="paragraph" style:parent-style-name="Heading_20_1">
      <style:text-properties officeooo:rsid="00093035" officeooo:paragraph-rsid="00093035"/>
    </style:style>
    <style:style style:name="P42" style:family="paragraph" style:parent-style-name="Heading_20_1">
      <style:paragraph-properties fo:break-before="page"/>
      <style:text-properties officeooo:rsid="0004dd2f" officeooo:paragraph-rsid="0004dd2f"/>
    </style:style>
    <style:style style:name="P43" style:family="paragraph" style:parent-style-name="Heading_20_2">
      <style:text-properties fo:font-weight="normal" style:font-weight-asian="normal" style:font-weight-complex="normal"/>
    </style:style>
    <style:style style:name="P44" style:family="paragraph" style:parent-style-name="Heading_20_2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2da0b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74f1a" style:font-style-asian="normal" style:font-style-complex="normal"/>
    </style:style>
    <style:style style:name="T5" style:family="text">
      <style:text-properties fo:font-style="normal" officeooo:rsid="000e4611" style:font-style-asian="normal" style:font-style-complex="normal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officeooo:rsid="0002da0b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08a2e0"/>
    </style:style>
    <style:style style:name="T12" style:family="text">
      <style:text-properties style:text-underline-style="solid" style:text-underline-width="auto" style:text-underline-color="font-color" fo:font-weight="bold" officeooo:rsid="000e1301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lasicismus, osvícenství, preromantismus</text:p>
      <text:h text:style-name="P40" text:outline-level="1">Klasicismus</text:h>
      <text:list xml:id="list702488973227256588" text:style-name="L1">
        <text:list-item>
          <text:p text:style-name="P3">kladné i záporné lidské charaktery</text:p>
        </text:list-item>
      </text:list>
      <text:list xml:id="list5571244615424761148" text:style-name="L2">
        <text:list-item>
          <text:p text:style-name="P4">služba panovníkovi je důležitější než vlastní dobro</text:p>
        </text:list-item>
        <text:list-item>
          <text:p text:style-name="P4">snaha o harmonii, dodržování zákonů → dělení literatury, pevně od sebe odděleny</text:p>
          <text:list>
            <text:list-item>
              <text:p text:style-name="P5">vysoká<text:span text:style-name="T1"> – tragédie, epos, óda, hymnus… </text:span></text:p>
            </text:list-item>
            <text:list-item>
              <text:p text:style-name="P5">nízká – <text:span text:style-name="T1">komedie, bajka, satira…</text:span></text:p>
            </text:list-item>
          </text:list>
        </text:list-item>
        <text:list-item>
          <text:p text:style-name="P5"><text:span text:style-name="T2">aristotelovské</text:span><text:span text:style-name="T1"> divadelní zásady – jednota místa, času, děje</text:span></text:p>
        </text:list-item>
        <text:list-item>
          <text:p text:style-name="P7">tragédie – jen postavy z vyšších vrstev</text:p>
        </text:list-item>
      </text:list>
      <text:h text:style-name="P43" text:outline-level="2">Francie</text:h>
      <text:list xml:id="list115350381527157" text:continue-numbering="true" text:style-name="L2">
        <text:list-item>
          <text:p text:style-name="P8">Piere Corneille</text:p>
          <text:list>
            <text:list-item>
              <text:p text:style-name="P10">Cid</text:p>
              <text:list>
                <text:list-item>
                  <text:p text:style-name="P23">tragédie</text:p>
                </text:list-item>
                <text:list-item>
                  <text:p text:style-name="P10"><text:span text:style-name="T3">navazuje na </text:span>Píseň o Cidovi</text:p>
                </text:list-item>
                <text:list-item>
                  <text:p text:style-name="P24"><text:span text:style-name="T8">Rodrigo (Cid)</text:span> miluje Chiménu, ale konflikt s jejím otcem, zabije ho v souboji, Chiména nechá někoho bojovat proti Cidovi, aby se pomstila, Cid vyhraje, ale protivníka nezabije, aby už se nikdo nikomu nemstil</text:p>
                </text:list-item>
              </text:list>
            </text:list-item>
          </text:list>
        </text:list-item>
        <text:list-item>
          <text:p text:style-name="P32">Moliére</text:p>
          <text:list>
            <text:list-item>
              <text:p text:style-name="P25">komedie</text:p>
            </text:list-item>
            <text:list-item>
              <text:p text:style-name="P25">porušoval normy – zesměšňoval I šlechtu a duchovenstvo</text:p>
              <text:list>
                <text:list-item>
                  <text:p text:style-name="P19"><text:span text:style-name="T9">Tartuffe – </text:span><text:span text:style-name="T6">pokrytecký církevní hodnostář</text:span></text:p>
                </text:list-item>
              </text:list>
            </text:list-item>
            <text:list-item>
              <text:p text:style-name="P11">Lakomec</text:p>
            </text:list-item>
            <text:list-item>
              <text:p text:style-name="P13">Zdravý nemocný</text:p>
            </text:list-item>
          </text:list>
        </text:list-item>
        <text:list-item>
          <text:p text:style-name="P33">Jean Racine</text:p>
          <text:list>
            <text:list-item>
              <text:p text:style-name="P20"><text:span text:style-name="T9">Faidra </text:span><text:span text:style-name="T6">(tragédie, Theseus ve válce, jeho žena se zamiluje do jeho syna)</text:span></text:p>
            </text:list-item>
          </text:list>
        </text:list-item>
        <text:list-item>
          <text:p text:style-name="P33">Jean de la Fontaine</text:p>
          <text:list>
            <text:list-item>
              <text:p text:style-name="P26">bajky</text:p>
            </text:list-item>
          </text:list>
        </text:list-item>
      </text:list>
      <text:h text:style-name="P44" text:outline-level="2">Itálie</text:h>
      <text:list xml:id="list9181920085634608064" text:style-name="L3">
        <text:list-item>
          <text:p text:style-name="P34">Carlo Goldoni</text:p>
          <text:list>
            <text:list-item>
              <text:p text:style-name="P27">navázal na Comedii del Arte, odstranil výrazné masky, pantomimu, méně improvizace</text:p>
            </text:list-item>
            <text:list-item>
              <text:p text:style-name="P12">Poprask na laguně</text:p>
            </text:list-item>
            <text:list-item>
              <text:p text:style-name="P12">Sluha dvou pánů</text:p>
            </text:list-item>
          </text:list>
        </text:list-item>
      </text:list>
      <text:h text:style-name="P42" text:outline-level="1">Osvícenství</text:h>
      <text:list xml:id="list2089721459078728319" text:style-name="L4">
        <text:list-item>
          <text:p text:style-name="P37">Lidé by měli používat rozum za účelem poznání světa</text:p>
        </text:list-item>
        <text:list-item>
          <text:p text:style-name="P38">encyklopedisté – snaha vytvořit Encyklopedii – všechno vědění popsáno – vyšlo 27 dílů</text:p>
          <text:list>
            <text:list-item>
              <text:p text:style-name="P9">Denis Diderot</text:p>
              <text:list>
                <text:list-item>
                  <text:p text:style-name="P14">Jakub fatalista<text:span text:style-name="T3"> – filosofický román</text:span></text:p>
                  <text:list>
                    <text:list-item>
                      <text:p text:style-name="P28">zabývá se vírou v osud</text:p>
                    </text:list-item>
                    <text:list-item>
                      <text:p text:style-name="P28">Jakub a jeho pán se spolu baví</text:p>
                    </text:list-item>
                    <text:list-item>
                      <text:p text:style-name="P28">rámcová kompozice</text:p>
                    </text:list-item>
                    <text:list-item>
                      <text:p text:style-name="P14"><text:span text:style-name="T3">(</text:span><text:span text:style-name="T7">Milan Kundera</text:span><text:span text:style-name="T3"> – divadelní hra </text:span>Jakub a jeho pán)</text:p>
                    </text:list-item>
                  </text:list>
                </text:list-item>
                <text:list-item>
                  <text:p text:style-name="P14">Jeptiška</text:p>
                  <text:list>
                    <text:list-item>
                      <text:p text:style-name="P28">navozuje pocit, že je podle skutečnosti</text:p>
                    </text:list-item>
                    <text:list-item>
                      <text:p text:style-name="P28">dívka <text:span text:style-name="T11">byla poslána</text:span> do kláštera proti svojí vůli</text:p>
                    </text:list-item>
                    <text:list-item>
                      <text:p text:style-name="P29">lesbická láska dvou jejích představených</text:p>
                    </text:list-item>
                  </text:list>
                </text:list-item>
              </text:list>
            </text:list-item>
            <text:list-item>
              <text:p text:style-name="P9">Voltaire</text:p>
              <text:list>
                <text:list-item>
                  <text:p text:style-name="P15">Candide neboli Optimismus –<text:span text:style-name="T3"> </text:span><text:span text:style-name="T4">filosofický román</text:span></text:p>
                </text:list-item>
              </text:list>
            </text:list-item>
          </text:list>
        </text:list-item>
        <text:list-item>
          <text:p text:style-name="P21"><text:span text:style-name="T4">D</text:span><text:span text:style-name="T3">aniel Defoe</text:span></text:p>
          <text:list>
            <text:list-item>
              <text:p text:style-name="P16">Robinson Crusoe</text:p>
            </text:list-item>
          </text:list>
        </text:list-item>
      </text:list>
      <text:h text:style-name="P41" text:outline-level="1">Preromantismus</text:h>
      <text:list xml:id="list272903760126983625" text:style-name="L5">
        <text:list-item>
          <text:p text:style-name="P39"><text:s/><text:span text:style-name="T12">Johan Wolfgang Goethe</text:span></text:p>
          <text:list>
            <text:list-item>
              <text:p text:style-name="P22">Faust<text:span text:style-name="T3"> – dramatická báseň</text:span></text:p>
            </text:list-item>
          </text:list>
        </text:list-item>
      </text:list>
      <text:p text:style-name="P2"/>
      <text:list xml:id="list1088376398443553799" text:style-name="L6">
        <text:list-item>
          <text:p text:style-name="P6">vývojový román – <text:span text:style-name="T1">zachycuje život a vývoj jednoho jedince, chování v situacích, hlednání smyslu života</text:span></text:p>
        </text:list-item>
        <text:list-item>
          <text:p text:style-name="P35">Fridrich Schiller</text:p>
          <text:list>
            <text:list-item>
              <text:p text:style-name="P17">Úklady a láska</text:p>
            </text:list-item>
            <text:list-item>
              <text:p text:style-name="P17">Vilém Tell</text:p>
            </text:list-item>
            <text:list-item>
              <text:p text:style-name="P17">Loupežníci</text:p>
              <text:list>
                <text:list-item>
                  <text:p text:style-name="P30">odsouzený loupežník hledá chudého člověka, kterému by odměna za jeho nalezení zlepšila život</text:p>
                </text:list-item>
              </text:list>
            </text:list-item>
            <text:list-item>
              <text:p text:style-name="P30">text <text:span text:style-name="T10">Ódy na radost</text:span></text:p>
            </text:list-item>
          </text:list>
        </text:list-item>
        <text:list-item>
          <text:p text:style-name="P35">Ivan Andrejevič Krylov</text:p>
          <text:list>
            <text:list-item>
              <text:p text:style-name="P30">bajky</text:p>
            </text:list-item>
            <text:list-item>
              <text:p text:style-name="P17">Rolník a smrt</text:p>
            </text:list-item>
          </text:list>
        </text:list-item>
        <text:list-item>
          <text:p text:style-name="P31">měšťanské drama</text:p>
          <text:list>
            <text:list-item>
              <text:p text:style-name="P31">Německo</text:p>
            </text:list-item>
            <text:list-item>
              <text:p text:style-name="P31">nositeli kladných morálních hodnot jsou měšťané</text:p>
            </text:list-item>
            <text:list-item>
              <text:p text:style-name="P36">Gotthold Ephram Lessing</text:p>
              <text:list>
                <text:list-item>
                  <text:p text:style-name="P18">Emilia Galotti<text:span text:style-name="T3"> – hrdinka má před svatbou, ale unesena, snoubenec zabit v boji, </text:span><text:soft-page-break/><text:span text:style-name="T5">Emilia uvězněna, problém je v tom, že její únosce je fakt fajn, tak se radši zabije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6T13:27:34.722710602</meta:creation-date>
    <dc:date>2014-12-30T11:53:48.282288838</dc:date>
    <meta:editing-duration>P0D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3" meta:paragraph-count="65" meta:word-count="378" meta:character-count="2216" meta:non-whitespace-character-count="1945"/>
  </office:meta>
</office:document-meta>
</file>